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2897DF7CD839ABB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25792" loext:opacity="100%" style:font-name="helvetica" fo:font-size="8.39999961853027pt" fo:letter-spacing="normal" fo:font-style="normal" fo:font-weight="normal" officeooo:paragraph-rsid="00134306" style:font-size-asian="10pt" style:font-size-complex="10pt"/>
    </style:style>
    <style:style style:name="P2" style:family="paragraph" style:parent-style-name="Text_20_body">
      <style:text-properties officeooo:paragraph-rsid="00216ff6"/>
    </style:style>
    <style:style style:name="P3" style:family="paragraph" style:parent-style-name="Text_20_body">
      <style:text-properties officeooo:paragraph-rsid="0024e98d"/>
    </style:style>
    <style:style style:name="T1" style:family="text">
      <style:text-properties fo:font-variant="normal" fo:text-transform="none" fo:color="#125792" loext:opacity="100%" style:font-name="helvetica" fo:font-size="8.39999961853027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689in, 1.8819in, 1.4472in, 3.207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<text:line-break/> <text:s/><text:tab/> <text:s/></text:span><draw:frame draw:style-name="fr1" draw:name="Image1" text:anchor-type="char" svg:x="0.9992in" svg:y="2.5654in" svg:width="5.5008in" svg:height="3.0839in" draw:z-index="0"><draw:image xlink:href="Pictures/1000020100000780000004382897DF7CD839AB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20:20:29</dc:date>
    <meta:editing-duration>PT1H44M19S</meta:editing-duration>
    <meta:editing-cycles>26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1" meta:word-count="0" meta:character-count="6" meta:non-whitespace-character-count="0"/>
  </office:meta>
</office:document-meta>
</file>